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UnitEvent.getServiceU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UnitEvent.getEv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UnitEvent.ServiceUnitEvent( ServiceUnitLifeCycle unit ,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